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margin-top="0.423cm" fo:margin-bottom="0cm" loext:contextual-spacing="true" fo:line-height="100%" fo:text-indent="0cm" style:auto-text-indent="false"/>
      <style:text-properties officeooo:paragraph-rsid="000b157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rt. 16.-</text:span><text:span text:style-name="T1"> Todas las personas, en forma individual o colectiva, tienen derecho a:</text:span></text:p>
      <text:p text:style-name="P1"><text:span text:style-name="T1">2. El acceso universal a las tecnologías de información y comunicación. (Const., 2008, art. 16)</text:span></text:p>
      <text:p text:style-name="P1"><text:span text:style-name="T2">Art. 347.-</text:span><text:span text:style-name="T1"> Será responsabilidad del Estado:</text:span></text:p>
      <text:p text:style-name="P1"><text:span text:style-name="T1">8. Incorporar las tecnologías de la información y comunicación en el proceso educativo y propiciar el enlace de la enseñanza con las actividades productivas o sociales. (Const., 2008, art. 347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20:10:06.355467247</meta:creation-date>
    <dc:date>2018-07-26T20:11:23.337142142</dc:date>
    <meta:editing-duration>PT1M17S</meta:editing-duration>
    <meta:editing-cycles>1</meta:editing-cycles>
    <meta:document-statistic meta:table-count="0" meta:image-count="0" meta:object-count="0" meta:page-count="1" meta:paragraph-count="4" meta:word-count="64" meta:character-count="411" meta:non-whitespace-character-count="351"/>
    <meta:generator>LibreOffice/5.1.6.2$Linux_X86_64 LibreOffice_project/10m0$Build-2</meta:generator>
  </office:meta>
</office:document-meta>
</file>